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olationLevelDataSourceAdapter.setIsolationLevelName( String consta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olationLevelDataSourceAdapter.getCurrentReadOnlyFl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olationLevelDataSourceAdapter.getCurrentIsolationLev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olationLevelDataSourceAdapter.getIsolation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olationLevelDataSourceAdapter.doGetConnection( @ Nullable String username , @ Nullable String passw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solationLevelDataSourceAdapter.setIsolationLevel( int isolationLev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